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C400000102667F11A3.png" manifest:media-type="image/png"/>
  <manifest:file-entry manifest:full-path="Pictures/10000000000000DC0000009CE4864E3B.png" manifest:media-type="image/png"/>
  <manifest:file-entry manifest:full-path="Pictures/10000001000004B0000003CA5ABD496A.png" manifest:media-type="image/png"/>
  <manifest:file-entry manifest:full-path="Pictures/100000010000004D000000565B0CA3BF.png" manifest:media-type="image/png"/>
  <manifest:file-entry manifest:full-path="Pictures/10000000000004750000011811A3ED6E.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Table_20_Contents">
      <style:text-properties fo:font-size="7pt" style:rfc-language-tag="es-ES-u-co-trad" fo:language="es" fo:country="ES" style:font-size-asian="7pt" style:font-size-complex="9pt"/>
    </style:style>
    <style:style style:name="P4" style:family="paragraph" style:parent-style-name="Standard">
      <style:paragraph-properties fo:text-align="start" style:justify-single-word="false"/>
      <style:text-properties fo:font-size="7pt" style:font-size-asian="7pt" style:font-size-complex="9pt"/>
    </style:style>
    <style:style style:name="P5" style:family="paragraph" style:parent-style-name="Table_20_Contents">
      <style:text-properties fo:font-size="7pt" style:font-size-asian="7pt" style:font-size-complex="7pt"/>
    </style:style>
    <style:style style:name="P6" style:family="paragraph" style:parent-style-name="Table_20_Contents">
      <style:paragraph-properties style:snap-to-layout-grid="false"/>
      <style:text-properties fo:font-size="7pt" fo:font-weight="bold" style:font-size-asian="7pt" style:font-weight-asian="bold" style:font-size-complex="7pt" style:font-weight-complex="bold"/>
    </style:style>
    <style:style style:name="P7" style:family="paragraph" style:parent-style-name="Table_20_Contents">
      <style:paragraph-properties fo:text-align="start" style:justify-single-word="false"/>
    </style:style>
    <style:style style:name="P8" style:family="paragraph" style:parent-style-name="Table_20_Contents">
      <style:text-properties fo:font-size="6pt" style:font-size-asian="6pt"/>
    </style:style>
    <style:style style:name="P9" style:family="paragraph" style:parent-style-name="Standard">
      <style:paragraph-properties fo:margin-top="0cm" fo:margin-bottom="0.212cm" style:contextual-spacing="false"/>
      <style:text-properties style:font-name="Arial" fo:font-size="14pt" style:rfc-language-tag="es-ES-u-co-trad" fo:language="es" fo:country="ES" officeooo:rsid="00214da9" officeooo:paragraph-rsid="00214da9" style:font-size-asian="14pt" style:language-asian="gl" style:country-asian="ES" style:font-size-complex="14pt"/>
    </style:style>
    <style:style style:name="P10" style:family="paragraph" style:parent-style-name="Standard">
      <style:paragraph-properties fo:margin-left="1.27cm" fo:margin-top="0cm" fo:margin-bottom="0.212cm" style:contextual-spacing="false" fo:text-indent="0cm" style:auto-text-indent="false"/>
      <style:text-properties style:font-name="Arial" fo:language="gl" fo:country="ES" fo:font-weight="normal" officeooo:rsid="0027aad9" officeooo:paragraph-rsid="0027aad9" style:language-asian="gl" style:country-asian="ES" style:font-weight-asian="normal" style:font-size-complex="12pt" style:font-weight-complex="normal"/>
    </style:style>
    <style:style style:name="P11" style:family="paragraph" style:parent-style-name="Standard">
      <style:paragraph-properties fo:margin-left="1.27cm" fo:margin-top="0cm" fo:margin-bottom="0.212cm" style:contextual-spacing="false" fo:text-indent="0cm" style:auto-text-indent="false"/>
      <style:text-properties style:font-name="Arial" fo:language="gl" fo:country="ES" fo:font-weight="normal" officeooo:rsid="0028ec3f" officeooo:paragraph-rsid="0028ec3f" style:language-asian="gl" style:country-asian="ES" style:font-weight-asian="normal" style:font-size-complex="12pt" style:font-weight-complex="normal"/>
    </style:style>
    <style:style style:name="P12" style:family="paragraph" style:parent-style-name="Heading_20_3" style:list-style-name="L1">
      <style:paragraph-properties fo:margin-top="0cm" fo:margin-bottom="0.212cm" style:contextual-spacing="false"/>
      <style:text-properties style:font-name="Arial" fo:language="gl" fo:country="ES" fo:font-weight="normal" officeooo:rsid="00215a14" officeooo:paragraph-rsid="00215a14" style:language-asian="gl" style:country-asian="ES" style:font-weight-asian="normal" style:font-size-complex="12pt" style:font-weight-complex="normal"/>
    </style:style>
    <style:style style:name="P13" style:family="paragraph" style:parent-style-name="Standard" style:master-page-name="Standard">
      <style:paragraph-properties fo:margin-top="0cm" fo:margin-bottom="0.212cm" style:contextual-spacing="false" style:page-number="auto"/>
      <style:text-properties style:font-name="Arial" fo:font-size="14pt" style:rfc-language-tag="es-ES-u-co-trad" fo:language="es" fo:country="ES" officeooo:rsid="00188abc" officeooo:paragraph-rsid="001a7aa0" style:font-size-asian="14pt" style:language-asian="gl" style:country-asian="ES" style:font-size-complex="14pt"/>
    </style:style>
    <style:style style:name="P14" style:family="paragraph" style:parent-style-name="Standard" style:list-style-name="L1">
      <style:paragraph-properties fo:margin-top="0cm" fo:margin-bottom="0.212cm" style:contextual-spacing="false"/>
      <style:text-properties style:font-name="Arial" fo:language="gl" fo:country="ES" fo:font-weight="normal" officeooo:rsid="002450ed" officeooo:paragraph-rsid="002450ed" style:language-asian="gl" style:country-asian="ES" style:font-weight-asian="normal" style:font-size-complex="12pt" style:font-weight-complex="normal"/>
    </style:style>
    <style:style style:name="P15" style:family="paragraph" style:parent-style-name="Standard" style:list-style-name="L1">
      <style:paragraph-properties fo:margin-top="0cm" fo:margin-bottom="0.212cm" style:contextual-spacing="false"/>
      <style:text-properties style:font-name="Arial" fo:language="gl" fo:country="ES" fo:font-weight="normal" officeooo:rsid="0027aad9" officeooo:paragraph-rsid="0027aad9" style:language-asian="gl" style:country-asian="ES" style:font-weight-asian="normal" style:font-size-complex="12pt" style:font-weight-complex="normal"/>
    </style:style>
    <style:style style:name="T1" style:family="text">
      <style:text-properties fo:language="es" fo:country="ES" style:language-asian="es" style:country-asian="ES" style:language-complex="ar" style:country-complex="SA"/>
    </style:style>
    <style:style style:name="T2" style:family="text">
      <style:text-properties fo:font-size="6pt" fo:font-style="italic" style:font-size-asian="6pt" style:font-style-asian="italic" style:font-size-complex="6pt"/>
    </style:style>
    <style:style style:name="T3" style:family="text">
      <style:text-properties officeooo:rsid="001a7aa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806cm, 0.289cm, 1.596cm, 0.529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B<text:span text:style-name="T3">usca en Internet información sobre estas cuestiones:</text:span></text:p>
      <text:p text:style-name="P9"/>
      <text:list text:style-name="L1">
        <text:list-item>
          <text:p text:style-name="P14">Modifica el ejemplo del fichero Celsius_Fahrenheit (número de capas, por ejemplo, número de valores de prueba, etc.). Muestra el código final y ¿el sistema sigue siendo correcto en sus valores?</text:p>
        </text:list-item>
        <text:list-item>
          <text:p text:style-name="P15">A tu disposición tienes el fichero MODELO.ipynb que puedes abrir con Google Colab, en el que te aparecen descritos numerosos componentes del diseño de un modelo de Aprendizaje Automático. Tras el punto 8. Predicción o inferencia del modelo, aparece codificado un sistema de identificación de imágenes de datasets (algunos de los cuales aparecen tras 2. Preparación de los datos), prueba alguno de ellos y modifica algunos de los valores de 4. Configuración de los parámetros del modelo, como por ejemplo:</text:p>
          <text:list>
            <text:list-item>
              <text:p text:style-name="P15">Tamaño del Kernel</text:p>
            </text:list-item>
            <text:list-item>
              <text:p text:style-name="P15">Tamaño de Pooling</text:p>
            </text:list-item>
            <text:list-item>
              <text:p text:style-name="P15">Tamaño de Dropout</text:p>
            </text:list-item>
            <text:list-item>
              <text:p text:style-name="P15">Tamaño de alguna capa Conv2D, es decir, primer valor tras el nombre Conv2D.</text:p>
            </text:list-item>
          </text:list>
        </text:list-item>
      </text:list>
      <text:p text:style-name="P10">En 6. Entrenamiento del modelo, puedes modificar el valor LOTE, ACIERTOS.</text:p>
      <text:p text:style-name="P10">Incluso puedes modificar en 8. Predicción o Inferencia los valores asociados a plt.figure( figsize( 10, 6 ) ).</text:p>
      <text:p text:style-name="P11">¿Qué tal te han parecido los cambios o modificaciones que has realizado?</text:p>
      <text:list text:continue-numbering="true" text:style-name="L1">
        <text:list-item>
          <text:list>
            <text:list-item>
              <text:list>
                <text:list-header>
                  <text:h text:style-name="P12" text:outline-level="3"/>
                </text:list-header>
              </text:list>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0pt" fo:language="es" fo:country="ES" style:letter-kerning="false" style:font-name-asian="Times New Roman1" style:font-size-asian="10pt" style:language-asian="es" style:country-asian="E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0pt" fo:language="es" fo:country="ES" style:letter-kerning="false" style:font-name-asian="Times New Roman1" style:font-size-asian="10pt" style:language-asian="es" style:country-asian="ES"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style:writing-mode="lr-tb"/>
      <style:text-properties style:font-name="Arial" fo:font-family="Arial" style:font-family-generic="roman" style:font-pitch="variable" fo:language="gl" fo:country="ES" style:language-asian="gl" style:country-asian="ES"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 fo:font-family="Tahoma" style:font-family-generic="roman" style:font-pitch="variable" fo:font-size="8pt" fo:language="gl" fo:country="ES" style:font-size-asian="8pt" style:language-asian="gl" style:country-asian="ES" style:font-name-complex="Tahoma1" style:font-family-complex="Tahoma" style:font-family-generic-complex="system" style:font-pitch-complex="variable" style:font-size-complex="8pt"/>
    </style:style>
    <style:style style:name="Pie_20_de_20_página_20_Car" style:display-name="Pie de página Car" style:family="text" style:parent-style-name="Default_20_Paragraph_20_Font">
      <style:text-properties fo:font-size="12pt" fo:language="gl" fo:country="ES" style:font-size-asian="12pt" style:language-asian="gl" style:country-asian="ES" style:font-size-complex="12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asian="Times New Roman1" style:font-family-asian="'Times New Roman'" style:font-family-generic-asian="system" style:font-pitch-asian="variable" style:font-name-complex="Arial2" style:font-family-complex="Arial"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5"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6"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7"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8"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0"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1" loext:num-list-format="%1%-" style:num-suffix="-" text:bullet-char="-">
        <style:list-level-properties text:list-level-position-and-space-mode="label-alignment">
          <style:list-level-label-alignment text:label-followed-by="listtab" fo:text-indent="-0.635cm" fo:margin-left="1.27cm"/>
        </style:list-level-properties>
        <style:text-properties fo:font-family="Arial" style:font-style-name="Regular" style:font-family-generic="swiss" style:font-pitch="variable"/>
      </text:list-level-style-bullet>
      <text:list-level-style-bullet text:level="2" text:style-name="ListLabel_20_1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3"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4"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a1" style:family="table">
      <style:table-properties style:width="17.754cm" fo:margin-left="-0.06cm" fo:margin-top="0cm" fo:margin-bottom="0cm" table:align="left" style:writing-mode="lr-tb"/>
    </style:style>
    <style:style style:name="Tabla1.A" style:family="table-column">
      <style:table-column-properties style:column-width="1.453cm"/>
    </style:style>
    <style:style style:name="Tabla1.B" style:family="table-column">
      <style:table-column-properties style:column-width="5.045cm"/>
    </style:style>
    <style:style style:name="Tabla1.C" style:family="table-column">
      <style:table-column-properties style:column-width="1.501cm"/>
    </style:style>
    <style:style style:name="Tabla1.D" style:family="table-column">
      <style:table-column-properties style:column-width="2.999cm"/>
    </style:style>
    <style:style style:name="Tabla1.E" style:family="table-column">
      <style:table-column-properties style:column-width="3.748cm"/>
    </style:style>
    <style:style style:name="Tabla1.F" style:family="table-column">
      <style:table-column-properties style:column-width="3.007cm"/>
    </style:style>
    <style:style style:name="Tabla1.1" style:family="table-row">
      <style:table-row-properties style:min-row-height="0.991cm" fo:keep-together="auto"/>
    </style:style>
    <style:style style:name="Tabla1.A1" style:family="table-cell">
      <style:table-cell-properties style:vertical-align="middle" fo:padding-left="0.191cm" fo:padding-right="0.191cm" fo:padding-top="0cm" fo:padding-bottom="0cm" fo:border="none"/>
    </style:style>
    <style:style style:name="Tabla1.B1" style:family="table-cell">
      <style:table-cell-properties fo:padding-left="0.191cm" fo:padding-right="0.191cm" fo:padding-top="0cm" fo:padding-bottom="0cm" fo:border="none"/>
    </style:style>
    <style:style style:name="MP1" style:family="paragraph" style:parent-style-name="Header">
      <style:paragraph-properties fo:text-align="end" style:justify-single-word="false"/>
    </style:style>
    <style:style style:name="MP2" style:family="paragraph" style:parent-style-name="Table_20_Contents">
      <style:text-properties fo:font-size="7pt" style:rfc-language-tag="es-ES-u-co-trad" fo:language="es" fo:country="ES" style:font-size-asian="7pt" style:font-size-complex="9pt"/>
    </style:style>
    <style:style style:name="MP3" style:family="paragraph" style:parent-style-name="Table_20_Contents">
      <style:paragraph-properties fo:text-align="start" style:justify-single-word="false"/>
    </style:style>
    <style:style style:name="MP4" style:family="paragraph" style:parent-style-name="Standard">
      <style:paragraph-properties fo:text-align="start" style:justify-single-word="false"/>
      <style:text-properties fo:font-size="7pt" style:font-size-asian="7pt" style:font-size-complex="9pt"/>
    </style:style>
    <style:style style:name="MP5" style:family="paragraph" style:parent-style-name="Table_20_Contents">
      <style:text-properties fo:font-size="6pt" style:font-size-asian="6pt"/>
    </style:style>
    <style:style style:name="MP6" style:family="paragraph" style:parent-style-name="Table_20_Contents">
      <style:paragraph-properties style:snap-to-layout-grid="false"/>
      <style:text-properties fo:font-size="7pt" fo:font-weight="bold" style:font-size-asian="7pt" style:font-weight-asian="bold" style:font-size-complex="7pt" style:font-weight-complex="bold"/>
    </style:style>
    <style:style style:name="MP7" style:family="paragraph" style:parent-style-name="Table_20_Contents">
      <style:text-properties fo:font-size="7pt" style:font-size-asian="7pt" style:font-size-complex="7pt"/>
    </style:style>
    <style:style style:name="MP8" style:family="paragraph" style:parent-style-name="Footer">
      <style:paragraph-properties fo:text-align="end" style:justify-single-word="false"/>
    </style:style>
    <style:style style:name="MT1" style:family="text">
      <style:text-properties fo:language="es" fo:country="ES" style:language-asian="es" style:country-asian="ES" style:language-complex="ar" style:country-complex="SA"/>
    </style:style>
    <style:style style:name="MT2" style:family="text">
      <style:text-properties fo:font-size="6pt" fo:font-style="italic" style:font-size-asian="6pt" style:font-style-asian="italic" style:font-size-complex="6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806cm, 0.289cm, 1.596cm, 0.529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page-layout style:name="Mpm1">
      <style:page-layout-properties fo:page-width="21.001cm" fo:page-height="29.7cm" style:num-format="1" style:print-orientation="portrait" fo:margin-top="1.251cm" fo:margin-bottom="1.251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49cm" style:dynamic-spacing="true"/>
      </style:header-style>
      <style:footer-style>
        <style:header-footer-properties fo:min-height="0.25cm" fo:margin-left="0cm" fo:margin-right="0cm" fo:margin-top="0.1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MP1"><draw:frame draw:style-name="Mfr1" draw:name="Imagen 7" text:anchor-type="as-char" svg:width="1.122cm" svg:height="1.475cm" draw:z-index="1"><draw:image xlink:href="Pictures/10000000000000C400000102667F11A3.png" xlink:type="simple" xlink:show="embed" xlink:actuate="onLoad" draw:mime-type="image/png"/><svg:desc>Marca Galicia - Xunta de Galicia</svg:desc></draw:frame></text:p>
            </table:table-cell>
            <table:table-cell table:style-name="Tabla1.B1" office:value-type="string">
              <text:p text:style-name="MP2"/>
              <text:p text:style-name="MP3"><draw:frame draw:style-name="Mfr2" draw:name="Imagen 9" text:anchor-type="as-char" svg:width="3.201cm" svg:height="0.457cm" draw:z-index="2"><draw:image xlink:href="Pictures/10000000000000DC0000009CE4864E3B.png" xlink:type="simple" xlink:show="embed" xlink:actuate="onLoad" draw:mime-type="image/png"/></draw:frame></text:p>
              <text:p text:style-name="MP4"/>
              <text:p text:style-name="MP4">CONSELLERÍA DE CULTURA, EDUCACIÓN E UNIVERSIDADE</text:p>
            </table:table-cell>
            <table:table-cell table:style-name="Tabla1.A1" office:value-type="string">
              <text:p text:style-name="MP5"><draw:frame draw:style-name="Mfr3" draw:name="Imagen 3" text:anchor-type="char" svg:x="-0.27cm" svg:y="0.228cm" svg:width="1.191cm" svg:height="1.335cm" draw:z-index="0"><draw:image xlink:href="Pictures/100000010000004D000000565B0CA3BF.png" xlink:type="simple" xlink:show="embed" xlink:actuate="onLoad" draw:mime-type="image/png"/></draw:frame></text:p>
            </table:table-cell>
            <table:table-cell table:style-name="Tabla1.A1" office:value-type="string">
              <text:p text:style-name="MP6">IES de Teis</text:p>
              <text:p text:style-name="MP7">Avda. de Galicia, 101</text:p>
              <text:p text:style-name="MP7">36216 – Vigo</text:p>
              <text:p text:style-name="MP7">886 12 04 64</text:p>
              <text:p text:style-name="MP7">ies.teis@edu.xunta.es</text:p>
            </table:table-cell>
            <table:table-cell table:style-name="Tabla1.A1" office:value-type="string">
              <text:p text:style-name="Table_20_Contents"><draw:frame draw:style-name="Mfr1" draw:name="Imagen 4" text:anchor-type="as-char" svg:width="3.731cm" svg:height="1.189cm" draw:z-index="3"><draw:image xlink:href="Pictures/10000000000004750000011811A3ED6E.png" xlink:type="simple" xlink:show="embed" xlink:actuate="onLoad" draw:mime-type="image/png"/></draw:frame></text:p>
            </table:table-cell>
            <table:table-cell table:style-name="Tabla1.A1" office:value-type="string">
              <text:p text:style-name="Table_20_Contents"><text:span text:style-name="MT1"><text:s text:c="10"/></text:span><draw:frame draw:style-name="Mfr1" draw:name="Imagen 1" text:anchor-type="as-char" svg:width="1.87cm" svg:height="1.512cm" draw:z-index="4"><draw:image xlink:href="Pictures/10000001000004B0000003CA5ABD496A.png" xlink:type="simple" xlink:show="embed" xlink:actuate="onLoad" draw:mime-type="image/png"/><svg:desc>Forma

Descripción generada automáticamente</svg:desc></draw:frame></text:p>
            </table:table-cell>
          </table:table-row>
        </table:table>
        <text:p text:style-name="Standard"/>
      </style:header>
      <style:footer>
        <text:p text:style-name="MP8"><text:span text:style-name="MT2"><text:file-name text:display="name-and-extension">Tarea 1. Introducción a los modelos de Aprendizaje Automático.odt</text:file-name></text:span><text:span text:style-name="MT2">, pág. </text:span><text:span text:style-name="MT2"><text:page-number text:select-page="current">1</text:page-number></text:span></text:p>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director</meta:initial-creator>
    <meta:editing-cycles>29</meta:editing-cycles>
    <meta:print-date>2021-11-03T13:31:00</meta:print-date>
    <meta:creation-date>2021-11-03T13:31:00</meta:creation-date>
    <dc:date>2025-02-04T01:18:04.815000000</dc:date>
    <meta:editing-duration>PT2H30M37S</meta:editing-duration>
    <meta:generator>LibreOffice/24.2.5.2$Windows_X86_64 LibreOffice_project/bffef4ea93e59bebbeaf7f431bb02b1a39ee8a59</meta:generator>
    <meta:document-statistic meta:table-count="1" meta:image-count="5" meta:object-count="0" meta:page-count="1" meta:paragraph-count="22" meta:word-count="218" meta:character-count="1346" meta:non-whitespace-character-count="1141"/>
    <meta:user-defined meta:name="AppVersion">16.0000</meta:user-defined>
    <meta:user-defined meta:name="Company">Xunta de Galici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A4conLogosIESdeTeis" xlink:href=""/>
  </office:meta>
</office:document-meta>
</file>